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0" table:formula="of:=[.A12]*([.D12]+25*[.C12])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20" table:formula="of:=SUM([.E6:.E18])" table:number-columns-spanned="2" table:number-rows-spanned="1" table:style-name="ce12">
            <text:p>CHF 120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subject>État du contenu de la caisse à instant T</dc:subject>
    <dc:creator>clara tavernier</dc:creator>
    <meta:creation-date>2019-04-15T09:02:29Z</meta:creation-date>
    <dc:date>2023-10-04T14:08:29Z</dc:date>
    <meta:editing-cycles>14</meta:editing-cycles>
    <meta:editing-duration>PT19373S</meta:editing-duration>
  </office:meta>
</office:document-meta>
</file>